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5.775cm" svg:x="1.4cm" svg:y="5.009cm" presentation:class="subtitle" presentation:user-transformed="true">
          <draw:text-box>
            <text:list text:style-name="L3">
              <text:list-item>
                <text:p text:style-name="P3"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 text:style-name="P3"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 text:style-name="P3"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<text:line-break/></text:span><text:span text:style-name="T18"/></text:p>
              </text:list-item>
              <text:list-item>
                <text:p text:style-name="P3"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text:span text:style-name="T18"><text:line-break/></text:span><text:span text:style-name="T18"/></text:p>
              </text:list-item>
              <text:list-item>
                <text:p text:style-name="P3"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 text:style-name="P3"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076cm">
          <text:p/>
          <draw:object xlink:href="../H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4.172cm" svg:height="0.881cm" svg:x="16.681cm" svg:y="5.005cm">
          <text:p/>
          <draw:object xlink:href="../p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8.127cm" svg:height="0.88cm" svg:x="10.412cm" svg:y="6.54cm">
          <text:p/>
          <draw:object xlink:href="../F2=S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6.38cm" svg:height="0.881cm" svg:x="17.073cm" svg:y="7.432cm">
          <text:p/>
          <draw:object xlink:href="../bar%20pj%20=%20alpha%20j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4.067cm" svg:height="1.623cm" svg:x="6.781cm" svg:y="8.51cm">
          <text:p/>
          <draw:object xlink:href="../bar%20qj%20=%20beta%20j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12.672cm" svg:height="1.754cm" svg:x="8.218cm" svg:y="13.729cm">
          <text:p/>
          <draw:object xlink:href="../pj%20=%20pj%20(qt%20alpha)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3.731cm" svg:height="0.958cm" svg:x="4.888cm" svg:y="18.389cm">
          <text:p/>
          <draw:object xlink:href="../Anfangsbedingungen.odf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5.238cm" svg:height="1.053cm" svg:x="11.135cm" svg:y="19.023cm">
          <text:p/>
          <draw:object xlink:href="../alpha.odf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5.255cm" svg:height="1.053cm" svg:x="16.678cm" svg:y="19.072cm">
          <text:p/>
          <draw:object xlink:href="../beta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2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3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24">q</text:span><text:span text:style-name="T25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6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2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2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3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21:21:53.964000000</dc:date>
    <meta:document-statistic meta:object-count="281"/>
  </office:meta>
</office:document-meta>
</file>